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MTI10" svg:font-family="CMTI10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Helvetica" fo:font-size="10pt" fo:font-weight="bold" officeooo:paragraph-rsid="001083b6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Helvetica" fo:font-size="10pt" fo:font-weight="bold" officeooo:rsid="001083b6" officeooo:paragraph-rsid="001083b6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Helvetica" fo:font-size="8pt" fo:font-weight="normal" officeooo:rsid="001083b6" officeooo:paragraph-rsid="001083b6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083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 cumple “</text:span>principle of least astonishment” </text:p>
      <text:p text:style-name="P5"/>
      <text:p text:style-name="P4">Deslizar las entradas para editarlas/eliminarlas puede no ser intuitivo</text:p>
      <text:p text:style-name="P4">Añado un aviso al iniciar la aplicación.</text:p>
      <text:p text:style-name="P4"/>
      <text:p text:style-name="P4">Al agitar el dispositivo o girarlo para cambiar la pantalla el usuario la pierde de vista</text:p>
      <text:p text:style-name="P4">Añadimos un aviso para que quede claro que la acción se ha realizado</text:p>
      <text:p text:style-name="P3"/>
      <text:p text:style-name="P2"><text:span text:style-name="T1">N</text:span>o gestiona los errores</text:p>
      <text:p text:style-name="P2"/>
      <text:p text:style-name="P2"><text:span text:style-name="T1">N</text:span>o proporciona feedback cuando es necesario</text:p>
      <text:p text:style-name="P2"/>
      <text:p text:style-name="P4">Al elegir una categoría, o elemento dentro de esa categoría, no sabemos la ruta que hemos seguido.</text:p>
      <text:p text:style-name="P4">Añadimos “<text:span text:style-name="T2">breadcrumb navigation</text:span>” para <text:s/>mostrar el estado interno de la aplicación no solo la pantalla elegida en ese momento</text:p>
      <text:p text:style-name="P2"/>
      <text:p text:style-name="P2"><text:span text:style-name="T1">N</text:span>o gestiona la concurrencia</text:p>
      <text:p text:style-name="P2"/>
      <text:p text:style-name="P2"/>
      <text:p text:style-name="P2"><text:span text:style-name="T1">N</text:span>o gestiona el ciclo de vida de la aplic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CMTI10" svg:font-family="CMTI10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3:45:32.170383000</meta:creation-date>
    <dc:date>2016-12-22T13:57:25.517759000</dc:date>
    <meta:editing-duration>PT54S</meta:editing-duration>
    <meta:editing-cycles>1</meta:editing-cycles>
    <meta:document-statistic meta:table-count="0" meta:image-count="0" meta:object-count="0" meta:page-count="1" meta:paragraph-count="11" meta:word-count="110" meta:character-count="672" meta:non-whitespace-character-count="571"/>
    <meta:generator>LibreOffice/5.2.3.3$MacOSX_X86_64 LibreOffice_project/d54a8868f08a7b39642414cf2c8ef2f228f780cf</meta:generator>
  </office:meta>
</office:document-meta>
</file>